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92563083B31ABA98.png" manifest:media-type="image/png"/>
  <manifest:file-entry manifest:full-path="Pictures/1000000000000320000002580CE3EDEAB72D5D2F.png" manifest:media-type="image/png"/>
  <manifest:file-entry manifest:full-path="Pictures/100000000000032000000258C1009CD1207AB308.png" manifest:media-type="image/png"/>
  <manifest:file-entry manifest:full-path="Pictures/1000020100000338000000F88A3B14851DA99560.png" manifest:media-type="image/png"/>
  <manifest:file-entry manifest:full-path="Pictures/100002010000032D000001467AE779D661159FC8.png" manifest:media-type="image/png"/>
  <manifest:file-entry manifest:full-path="Pictures/10000201000003260000019590065851CF03E206.png" manifest:media-type="image/png"/>
  <manifest:file-entry manifest:full-path="Pictures/100002010000032000000129E5BEE39A15BCC610.png" manifest:media-type="image/png"/>
  <manifest:file-entry manifest:full-path="Pictures/100000000000032000000258A4ACB7522ECEED40.png" manifest:media-type="image/png"/>
  <manifest:file-entry manifest:full-path="Pictures/10000201000002BC0000018C6381649CFE457FCC.png" manifest:media-type="image/png"/>
  <manifest:file-entry manifest:full-path="Pictures/10000201000002BC0000018FC746F981F8CA8CB1.png" manifest:media-type="image/png"/>
  <manifest:file-entry manifest:full-path="Pictures/1000020100000341000002460048A9E22DE55884.png" manifest:media-type="image/png"/>
  <manifest:file-entry manifest:full-path="Pictures/1000020100000400000002409C9B8756BF1EB282.png" manifest:media-type="image/png"/>
  <manifest:file-entry manifest:full-path="Pictures/1000020100000320000000DFA237475792DB85B2.png" manifest:media-type="image/png"/>
  <manifest:file-entry manifest:full-path="Pictures/10000201000001CD0000015FBCAE5967193E27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3"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4"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6" style:family="paragraph" style:parent-style-name="Footer">
      <style:paragraph-properties fo:text-align="end" style:justify-single-word="false" fo:padding="0in" fo:border="none">
        <style:tab-stops>
          <style:tab-stop style:position="2.25in" style:type="center"/>
        </style:tab-stops>
      </style:paragraph-properties>
    </style:style>
    <style:style style:name="P7"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0" style:family="paragraph" style:parent-style-name="Standard">
      <style:text-properties style:font-name="Crimson Text"/>
    </style:style>
    <style:style style:name="P11" style:family="paragraph" style:parent-style-name="Standard">
      <style:text-properties style:font-name="Theano Didot" style:language-asian="zh" style:country-asian="CN"/>
    </style:style>
    <style:style style:name="P12" style:family="paragraph" style:parent-style-name="Standard">
      <style:text-properties fo:language="en" fo:countr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5"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6"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7" style:family="paragraph" style:parent-style-name="Standard">
      <style:text-properties officeooo:paragraph-rsid="001e56db"/>
    </style:style>
    <style:style style:name="P18" style:family="paragraph" style:parent-style-name="Text_20_body">
      <style:text-properties officeooo:rsid="000deff6" officeooo:paragraph-rsid="000deff6"/>
    </style:style>
    <style:style style:name="P19" style:family="paragraph" style:parent-style-name="First_20_Paragraph">
      <style:paragraph-properties fo:margin-top="0in" fo:margin-bottom="0in" loext:contextual-spacing="false" fo:text-align="center" style:justify-single-word="false"/>
    </style:style>
    <style:style style:name="P20" style:family="paragraph" style:parent-style-name="Subtitle">
      <style:text-properties officeooo:rsid="000deff6" officeooo:paragraph-rsid="000deff6"/>
    </style:style>
    <style:style style:name="P21" style:family="paragraph" style:parent-style-name="Subtitle">
      <style:text-properties officeooo:rsid="0013509b" officeooo:paragraph-rsid="0013509b"/>
    </style:style>
    <style:style style:name="P22" style:family="paragraph" style:parent-style-name="Subtitle">
      <style:text-properties fo:font-weight="bold" officeooo:rsid="001d8d62" officeooo:paragraph-rsid="001d8d62" style:font-weight-asian="bold" style:font-weight-complex="bold"/>
    </style:style>
    <style:style style:name="P23" style:family="paragraph" style:parent-style-name="Subtitle">
      <style:text-properties fo:font-weight="bold" officeooo:rsid="001e56db" officeooo:paragraph-rsid="001e56db" style:font-weight-asian="bold" style:font-weight-complex="bold"/>
    </style:style>
    <style:style style:name="P24" style:family="paragraph" style:parent-style-name="Subtitle">
      <style:text-properties fo:font-weight="bold" officeooo:rsid="001e56db" officeooo:paragraph-rsid="00202eea" style:font-weight-asian="bold" style:font-weight-complex="bold"/>
    </style:style>
    <style:style style:name="P25" style:family="paragraph" style:parent-style-name="Subtitle">
      <style:text-properties fo:font-weight="bold" officeooo:rsid="00202eea" officeooo:paragraph-rsid="00202eea" style:font-weight-asian="bold" style:font-weight-complex="bold"/>
    </style:style>
    <style:style style:name="P26" style:family="paragraph" style:parent-style-name="Subtitle">
      <style:text-properties fo:font-weight="bold" officeooo:rsid="00202eea" officeooo:paragraph-rsid="002259d7" style:font-weight-asian="bold" style:font-weight-complex="bold"/>
    </style:style>
    <style:style style:name="P27" style:family="paragraph" style:parent-style-name="Subtitle">
      <style:text-properties fo:font-weight="bold" officeooo:rsid="0027e898" officeooo:paragraph-rsid="0027e898" style:font-weight-asian="bold" style:font-weight-complex="bold"/>
    </style:style>
    <style:style style:name="P28" style:family="paragraph" style:parent-style-name="Subtitle">
      <style:text-properties fo:font-weight="bold" officeooo:rsid="0027e898" officeooo:paragraph-rsid="00321830" style:font-weight-asian="bold" style:font-weight-complex="bold"/>
    </style:style>
    <style:style style:name="P29" style:family="paragraph" style:parent-style-name="titlepage">
      <style:text-properties style:font-name="Crimson Text" style:font-name-complex="Linux Libertine1"/>
    </style:style>
    <style:style style:name="P30" style:family="paragraph" style:parent-style-name="titlepage">
      <style:text-properties style:font-name="Crimson Text" officeooo:rsid="000ecb31" officeooo:paragraph-rsid="000ecb31" style:font-name-complex="Linux Libertine1"/>
    </style:style>
    <style:style style:name="P31" style:family="paragraph" style:parent-style-name="titlepage">
      <style:text-properties officeooo:paragraph-rsid="000ecb31"/>
    </style:style>
    <style:style style:name="P32" style:family="paragraph" style:parent-style-name="firstparagraph">
      <style:text-properties style:font-name="Roboto" fo:letter-spacing="0.0402in" style:font-name-complex="Open Sans1"/>
    </style:style>
    <style:style style:name="P33" style:family="paragraph" style:parent-style-name="firstparagraph">
      <style:text-properties fo:font-weight="bold" style:font-weight-asian="bold" style:font-weight-complex="bold"/>
    </style:style>
    <style:style style:name="P34" style:family="paragraph" style:parent-style-name="firstparagraph">
      <style:text-properties fo:font-weight="bold" officeooo:rsid="002bd7c5" officeooo:paragraph-rsid="002bd7c5" style:font-weight-asian="bold" style:font-weight-complex="bold"/>
    </style:style>
    <style:style style:name="P35" style:family="paragraph" style:parent-style-name="firstparagraph">
      <style:text-properties fo:font-weight="bold" officeooo:rsid="002bd7c5" officeooo:paragraph-rsid="002e025c" style:font-weight-asian="bold" style:font-weight-complex="bold"/>
    </style:style>
    <style:style style:name="P36"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37"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38"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39" style:family="paragraph" style:parent-style-name="firstparagraph">
      <style:text-properties fo:font-weight="bold" officeooo:rsid="002bd7c5" officeooo:paragraph-rsid="002f3302" style:font-weight-asian="bold" style:font-weight-complex="bold"/>
    </style:style>
    <style:style style:name="P40" style:family="paragraph" style:parent-style-name="firstparagraph">
      <style:text-properties fo:font-weight="bold" officeooo:rsid="002bd7c5" officeooo:paragraph-rsid="00309675" style:font-weight-asian="bold" style:font-weight-complex="bold"/>
    </style:style>
    <style:style style:name="P41" style:family="paragraph" style:parent-style-name="firstparagraph">
      <style:text-properties fo:font-weight="bold" officeooo:rsid="002bd7c5" officeooo:paragraph-rsid="0031631b" style:font-weight-asian="bold" style:font-weight-complex="bold"/>
    </style:style>
    <style:style style:name="P4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43" style:family="paragraph" style:parent-style-name="firstparagraph">
      <style:text-properties fo:font-weight="bold" officeooo:rsid="00309675" officeooo:paragraph-rsid="00309675" style:font-weight-asian="bold" style:font-weight-complex="bold"/>
    </style:style>
    <style:style style:name="P4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45" style:family="paragraph" style:parent-style-name="firstparagraph">
      <style:text-properties fo:font-weight="bold" officeooo:paragraph-rsid="0013509b" style:font-weight-asian="bold" style:font-weight-complex="bold"/>
    </style:style>
    <style:style style:name="P46" style:family="paragraph" style:parent-style-name="firstparagraph">
      <style:paragraph-properties>
        <style:tab-stops/>
      </style:paragraph-properties>
      <style:text-properties officeooo:paragraph-rsid="00309675"/>
    </style:style>
    <style:style style:name="P47"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48" style:family="paragraph" style:parent-style-name="firstparagraph">
      <style:text-properties officeooo:paragraph-rsid="0031631b"/>
    </style:style>
    <style:style style:name="P49" style:family="paragraph" style:parent-style-name="firstparagraph">
      <style:text-properties fo:font-weight="normal" officeooo:paragraph-rsid="0031631b" style:font-weight-asian="normal" style:font-weight-complex="normal"/>
    </style:style>
    <style:style style:name="P50" style:family="paragraph" style:parent-style-name="Heading_20_1">
      <style:paragraph-properties fo:margin-top="0.6665in" fo:margin-bottom="0in" loext:contextual-spacing="false"/>
      <style:text-properties officeooo:paragraph-rsid="00122ec1"/>
    </style:style>
    <style:style style:name="P51"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52"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53" style:family="paragraph" style:parent-style-name="Heading_20_1">
      <style:text-properties fo:font-size="12pt" fo:letter-spacing="0.0307in" style:font-size-asian="12pt" style:font-size-complex="12pt"/>
    </style:style>
    <style:style style:name="P54" style:family="paragraph" style:parent-style-name="Heading_20_1">
      <style:text-properties officeooo:paragraph-rsid="0013509b"/>
    </style:style>
    <style:style style:name="P55"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56" style:family="paragraph" style:parent-style-name="main_20_body">
      <style:text-properties officeooo:paragraph-rsid="0013509b"/>
    </style:style>
    <style:style style:name="P57" style:family="paragraph" style:parent-style-name="main_20_body">
      <style:paragraph-properties fo:margin-left="0in" fo:margin-right="0in" fo:text-indent="0in" style:auto-text-indent="false"/>
    </style:style>
    <style:style style:name="P58" style:family="paragraph" style:parent-style-name="First_20_Paragraph">
      <style:text-properties officeooo:rsid="0025ee52" officeooo:paragraph-rsid="0025ee52"/>
    </style:style>
    <style:style style:name="P59" style:family="paragraph" style:parent-style-name="dividers">
      <style:text-properties officeooo:paragraph-rsid="0013509b"/>
    </style:style>
    <style:style style:name="P60" style:family="paragraph" style:parent-style-name="dividers">
      <style:text-properties officeooo:paragraph-rsid="0027e898"/>
    </style:style>
    <style:style style:name="P61" style:family="paragraph" style:parent-style-name="BlockQuote">
      <style:text-properties officeooo:paragraph-rsid="0013509b"/>
    </style:style>
    <style:style style:name="P62"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63" style:family="paragraph" style:parent-style-name="FirstP_20_after_20_section_20_break">
      <style:text-properties officeooo:paragraph-rsid="0013509b"/>
    </style:style>
    <style:style style:name="P64" style:family="paragraph" style:parent-style-name="FirstP_20_after_20_section_20_break">
      <style:text-properties officeooo:rsid="001725c5" officeooo:paragraph-rsid="001725c5"/>
    </style:style>
    <style:style style:name="P65" style:family="paragraph" style:parent-style-name="FirstP_20_after_20_section_20_break">
      <style:text-properties fo:font-weight="bold" officeooo:rsid="001725c5" officeooo:paragraph-rsid="001725c5" style:font-weight-asian="bold" style:font-weight-complex="bold"/>
    </style:style>
    <style:style style:name="P66" style:family="paragraph" style:parent-style-name="FirstP_20_after_20_section_20_break">
      <style:text-properties fo:font-weight="bold" officeooo:rsid="001725c5" officeooo:paragraph-rsid="001ab211" style:font-weight-asian="bold" style:font-weight-complex="bold"/>
    </style:style>
    <style:style style:name="P67" style:family="paragraph" style:parent-style-name="FirstP_20_after_20_section_20_break">
      <style:text-properties officeooo:paragraph-rsid="001ab211"/>
    </style:style>
    <style:style style:name="P68" style:family="paragraph" style:parent-style-name="FirstP_20_after_20_section_20_break">
      <style:text-properties officeooo:paragraph-rsid="001c8e64"/>
    </style:style>
    <style:style style:name="P69" style:family="paragraph" style:parent-style-name="FirstP_20_after_20_section_20_break">
      <style:text-properties officeooo:paragraph-rsid="001cd90f"/>
    </style:style>
    <style:style style:name="P70" style:family="paragraph" style:parent-style-name="FirstP_20_after_20_section_20_break">
      <style:text-properties officeooo:rsid="001d8d62" officeooo:paragraph-rsid="001d8d62"/>
    </style:style>
    <style:style style:name="P71" style:family="paragraph" style:parent-style-name="FirstP_20_after_20_section_20_break">
      <style:text-properties officeooo:rsid="001e56db" officeooo:paragraph-rsid="00202eea"/>
    </style:style>
    <style:style style:name="P72" style:family="paragraph" style:parent-style-name="FirstP_20_after_20_section_20_break">
      <style:text-properties officeooo:rsid="00202eea" officeooo:paragraph-rsid="00202eea"/>
    </style:style>
    <style:style style:name="P73" style:family="paragraph" style:parent-style-name="FirstP_20_after_20_section_20_break">
      <style:text-properties officeooo:paragraph-rsid="0027558f"/>
    </style:style>
    <style:style style:name="P74" style:family="paragraph" style:parent-style-name="FirstP_20_after_20_section_20_break">
      <style:text-properties officeooo:rsid="0027e898" officeooo:paragraph-rsid="0027e898"/>
    </style:style>
    <style:style style:name="P75" style:family="paragraph" style:parent-style-name="FirstP_20_after_20_section_20_break">
      <style:text-properties officeooo:rsid="0027e898" officeooo:paragraph-rsid="002afe0d"/>
    </style:style>
    <style:style style:name="P76" style:family="paragraph" style:parent-style-name="FirstP_20_after_20_section_20_break">
      <style:text-properties officeooo:rsid="0027e898" officeooo:paragraph-rsid="00321830"/>
    </style:style>
    <style:style style:name="P77" style:family="paragraph" style:parent-style-name="FirstP_20_after_20_section_20_break">
      <style:text-properties officeooo:paragraph-rsid="00321830"/>
    </style:style>
    <style:style style:name="P78" style:family="paragraph" style:parent-style-name="Standard" style:master-page-name="Converted2">
      <style:paragraph-properties style:page-number="auto"/>
      <style:text-properties style:font-name="Crimson Text" style:font-name-complex="Linux Libertine1"/>
    </style:style>
    <style:style style:name="P79" style:family="paragraph" style:parent-style-name="Standard" style:master-page-name="Converted18">
      <style:paragraph-properties style:page-number="auto"/>
      <style:text-properties fo:language="en" fo:country="none"/>
    </style:style>
    <style:style style:name="P80"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81"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82"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83"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84"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85" style:family="paragraph" style:parent-style-name="Subtitle">
      <style:text-properties fo:font-weight="bold" officeooo:rsid="0027558f" officeooo:paragraph-rsid="0027558f" style:font-weight-asian="bold" style:font-weight-complex="bold"/>
    </style:style>
    <style:style style:name="P86" style:family="paragraph" style:parent-style-name="Subtitle">
      <style:text-properties officeooo:rsid="003a6fcb" officeooo:paragraph-rsid="003a6fcb"/>
    </style:style>
    <style:style style:name="P87"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88" style:family="paragraph" style:parent-style-name="Footer">
      <style:paragraph-properties fo:padding="0in" fo:border="none">
        <style:tab-stops>
          <style:tab-stop style:position="2.25in" style:type="center"/>
        </style:tab-stops>
      </style:paragraph-properties>
      <style:text-properties style:font-name="Theano Didot"/>
    </style:style>
    <style:style style:name="P89" style:family="paragraph" style:parent-style-name="Footer">
      <style:paragraph-properties fo:padding="0in" fo:border="none">
        <style:tab-stops>
          <style:tab-stop style:position="2.25in" style:type="center"/>
        </style:tab-stops>
      </style:paragraph-properties>
    </style:style>
    <style:style style:name="P90"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91" style:family="paragraph" style:parent-style-name="Contents_20_1">
      <style:paragraph-properties>
        <style:tab-stops>
          <style:tab-stop style:position="4.8in" style:type="right" style:leader-style="dotted" style:leader-text="."/>
        </style:tab-stops>
      </style:paragraph-properties>
    </style:style>
    <style:style style:name="P92"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93"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94"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95" style:family="paragraph" style:parent-style-name="firstparagraph">
      <style:text-properties fo:font-weight="normal" officeooo:rsid="00356924" officeooo:paragraph-rsid="00356924" style:font-weight-asian="normal" style:font-weight-complex="normal"/>
    </style:style>
    <style:style style:name="P96" style:family="paragraph" style:parent-style-name="firstparagraph">
      <style:text-properties fo:font-weight="normal" officeooo:paragraph-rsid="003a6fcb" style:font-weight-asian="normal" style:font-weight-complex="normal"/>
    </style:style>
    <style:style style:name="P97"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8" style:family="paragraph" style:parent-style-name="firstparagraph">
      <style:text-properties fo:font-weight="bold" officeooo:rsid="0031631b" officeooo:paragraph-rsid="0031631b" style:font-weight-asian="bold" style:font-weight-complex="bold"/>
    </style:style>
    <style:style style:name="P99" style:family="paragraph" style:parent-style-name="firstparagraph">
      <style:text-properties fo:font-weight="bold" officeooo:rsid="0031631b" officeooo:paragraph-rsid="003a6fcb" style:font-weight-asian="bold" style:font-weight-complex="bold"/>
    </style:style>
    <style:style style:name="P100" style:family="paragraph" style:parent-style-name="firstparagraph">
      <style:text-properties fo:font-weight="bold" officeooo:rsid="002bd7c5" officeooo:paragraph-rsid="0034c49b" style:font-weight-asian="bold" style:font-weight-complex="bold"/>
    </style:style>
    <style:style style:name="P101" style:family="paragraph" style:parent-style-name="firstparagraph">
      <style:text-properties fo:font-weight="bold" officeooo:rsid="002bd7c5" officeooo:paragraph-rsid="00355a50" style:font-weight-asian="bold" style:font-weight-complex="bold"/>
    </style:style>
    <style:style style:name="P102" style:family="paragraph" style:parent-style-name="firstparagraph">
      <style:text-properties fo:font-weight="bold" officeooo:rsid="002bd7c5" officeooo:paragraph-rsid="003a6fcb" style:font-weight-asian="bold" style:font-weight-complex="bold"/>
    </style:style>
    <style:style style:name="P103" style:family="paragraph" style:parent-style-name="firstparagraph">
      <style:text-properties fo:font-weight="bold" officeooo:rsid="002bd7c5" officeooo:paragraph-rsid="003b2c11" style:font-weight-asian="bold" style:font-weight-complex="bold"/>
    </style:style>
    <style:style style:name="P104" style:family="paragraph" style:parent-style-name="firstparagraph">
      <style:text-properties fo:font-weight="bold" officeooo:rsid="00356924" officeooo:paragraph-rsid="00356924" style:font-weight-asian="bold" style:font-weight-complex="bold"/>
    </style:style>
    <style:style style:name="P105" style:family="paragraph" style:parent-style-name="firstparagraph">
      <style:text-properties fo:font-weight="bold" officeooo:paragraph-rsid="00373525" style:font-weight-asian="bold" style:font-weight-complex="bold"/>
    </style:style>
    <style:style style:name="P106" style:family="paragraph" style:parent-style-name="firstparagraph">
      <style:text-properties officeooo:paragraph-rsid="0034c49b"/>
    </style:style>
    <style:style style:name="P107" style:family="paragraph" style:parent-style-name="firstparagraph">
      <style:text-properties officeooo:paragraph-rsid="00355a50"/>
    </style:style>
    <style:style style:name="P108" style:family="paragraph" style:parent-style-name="firstparagraph">
      <style:text-properties officeooo:paragraph-rsid="00373525"/>
    </style:style>
    <style:style style:name="P109"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110" style:family="paragraph" style:parent-style-name="firstparagraph">
      <style:text-properties officeooo:paragraph-rsid="003a6fcb"/>
    </style:style>
    <style:style style:name="P111" style:family="paragraph" style:parent-style-name="firstparagraph">
      <style:text-properties officeooo:paragraph-rsid="003b2c11"/>
    </style:style>
    <style:style style:name="P112" style:family="paragraph" style:parent-style-name="firstparagraph">
      <style:text-properties officeooo:paragraph-rsid="003b3b43"/>
    </style:style>
    <style:style style:name="P113"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114" style:family="paragraph" style:parent-style-name="main_20_body">
      <style:text-properties officeooo:paragraph-rsid="0013509b"/>
    </style:style>
    <style:style style:name="P115" style:family="paragraph" style:parent-style-name="main_20_body">
      <style:text-properties officeooo:rsid="003b2c11" officeooo:paragraph-rsid="003b2c11"/>
    </style:style>
    <style:style style:name="P116" style:family="paragraph" style:parent-style-name="main_20_body">
      <style:text-properties officeooo:paragraph-rsid="003b2c11"/>
    </style:style>
    <style:style style:name="P117" style:family="paragraph" style:parent-style-name="main_20_body">
      <style:paragraph-properties fo:margin-left="0in" fo:margin-right="0in" fo:text-indent="0in" style:auto-text-indent="false"/>
      <style:text-properties officeooo:paragraph-rsid="0013509b"/>
    </style:style>
    <style:style style:name="P118"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119" style:family="paragraph" style:parent-style-name="First_20_Paragraph">
      <style:text-properties fo:font-weight="normal" officeooo:rsid="00195a46" officeooo:paragraph-rsid="001b5514" style:font-weight-asian="normal" style:font-weight-complex="normal"/>
    </style:style>
    <style:style style:name="P120"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121"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122" style:family="paragraph" style:parent-style-name="dividers">
      <style:text-properties officeooo:paragraph-rsid="00373525"/>
    </style:style>
    <style:style style:name="P123" style:family="paragraph" style:parent-style-name="dividers">
      <style:text-properties fo:font-size="16pt" officeooo:paragraph-rsid="003b3b43" style:font-size-asian="16pt" style:font-size-complex="16pt"/>
    </style:style>
    <style:style style:name="P124" style:family="paragraph" style:parent-style-name="FirstP_20_after_20_section_20_break">
      <style:text-properties fo:font-weight="normal" officeooo:rsid="001ab211" officeooo:paragraph-rsid="001ab211" style:font-weight-asian="normal" style:font-weight-complex="normal"/>
    </style:style>
    <style:style style:name="P125" style:family="paragraph" style:parent-style-name="FirstP_20_after_20_section_20_break">
      <style:text-properties fo:font-weight="normal" officeooo:rsid="00195a46" officeooo:paragraph-rsid="001ab211" style:font-weight-asian="normal" style:font-weight-complex="normal"/>
    </style:style>
    <style:style style:name="P126" style:family="paragraph" style:parent-style-name="FirstP_20_after_20_section_20_break">
      <style:text-properties fo:font-weight="normal" officeooo:rsid="001c8e64" officeooo:paragraph-rsid="001c8e64" style:font-weight-asian="normal" style:font-weight-complex="normal"/>
    </style:style>
    <style:style style:name="P127" style:family="paragraph" style:parent-style-name="FirstP_20_after_20_section_20_break">
      <style:text-properties fo:font-weight="normal" officeooo:rsid="001cd90f" officeooo:paragraph-rsid="001cd90f" style:font-weight-asian="normal" style:font-weight-complex="normal"/>
    </style:style>
    <style:style style:name="P128" style:family="paragraph" style:parent-style-name="FirstP_20_after_20_section_20_break">
      <style:text-properties fo:font-weight="normal" officeooo:rsid="001de33d" officeooo:paragraph-rsid="001d8d62" style:font-weight-asian="normal" style:font-weight-complex="normal"/>
    </style:style>
    <style:style style:name="P129" style:family="paragraph" style:parent-style-name="FirstP_20_after_20_section_20_break">
      <style:text-properties fo:font-weight="normal" officeooo:rsid="00202eea" officeooo:paragraph-rsid="00202eea" style:font-weight-asian="normal" style:font-weight-complex="normal"/>
    </style:style>
    <style:style style:name="P130" style:family="paragraph" style:parent-style-name="FirstP_20_after_20_section_20_break">
      <style:text-properties fo:font-weight="normal" officeooo:rsid="00219c7b" officeooo:paragraph-rsid="00202eea" style:font-weight-asian="normal" style:font-weight-complex="normal"/>
    </style:style>
    <style:style style:name="P131" style:family="paragraph" style:parent-style-name="FirstP_20_after_20_section_20_break">
      <style:text-properties officeooo:rsid="0027558f" officeooo:paragraph-rsid="0027558f"/>
    </style:style>
    <style:style style:name="P132" style:family="paragraph" style:parent-style-name="FirstP_20_after_20_section_20_break">
      <style:text-properties officeooo:rsid="002afe0d" officeooo:paragraph-rsid="002afe0d"/>
    </style:style>
    <style:style style:name="P133" style:family="paragraph" style:parent-style-name="FirstP_20_after_20_section_20_break">
      <style:text-properties officeooo:rsid="002afe0d" officeooo:paragraph-rsid="00321830"/>
    </style:style>
    <style:style style:name="P134" style:family="paragraph" style:parent-style-name="FirstP_20_after_20_section_20_break">
      <style:text-properties officeooo:paragraph-rsid="0013509b"/>
    </style:style>
    <style:style style:name="P135" style:family="paragraph" style:parent-style-name="FirstP_20_after_20_section_20_break">
      <style:text-properties officeooo:paragraph-rsid="003b3b43"/>
    </style:style>
    <style:style style:name="P136" style:family="paragraph" style:parent-style-name="FirstP_20_after_20_section_20_break" style:master-page-name="Converted16">
      <style:paragraph-properties style:page-number="auto"/>
    </style:style>
    <style:style style:name="P137"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138" style:family="paragraph">
      <loext:graphic-properties draw:fill="solid" draw:fill-color="#bfbfbf"/>
      <style:paragraph-properties fo:text-align="start"/>
      <style:text-properties fo:font-size="18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style:font-name="Open Sans" fo:font-size="14pt" fo:letter-spacing="0.0098in" fo:font-weight="bold" style:font-size-asian="14pt" style:font-weight-asian="bold" style:font-name-complex="Open Sans1" style:font-size-complex="12pt"/>
    </style:style>
    <style:style style:name="T26" style:family="text">
      <style:text-properties officeooo:rsid="000ecb31"/>
    </style:style>
    <style:style style:name="T27" style:family="text">
      <style:text-properties officeooo:rsid="0013509b"/>
    </style:style>
    <style:style style:name="T28" style:family="text">
      <style:text-properties officeooo:rsid="0015b2d2"/>
    </style:style>
    <style:style style:name="T29" style:family="text">
      <style:text-properties fo:font-weight="normal" style:font-weight-asian="normal" style:font-weight-complex="normal"/>
    </style:style>
    <style:style style:name="T30" style:family="text">
      <style:text-properties fo:font-weight="normal" officeooo:rsid="00195a46" style:font-weight-asian="normal" style:font-weight-complex="normal"/>
    </style:style>
    <style:style style:name="T31" style:family="text">
      <style:text-properties fo:font-weight="normal" officeooo:rsid="001ab211" style:font-weight-asian="normal" style:font-weight-complex="normal"/>
    </style:style>
    <style:style style:name="T32" style:family="text">
      <style:text-properties fo:font-weight="normal" officeooo:rsid="001b5514" style:font-weight-asian="normal" style:font-weight-complex="normal"/>
    </style:style>
    <style:style style:name="T33" style:family="text">
      <style:text-properties fo:font-weight="normal" officeooo:rsid="001c8e64" style:font-weight-asian="normal" style:font-weight-complex="normal"/>
    </style:style>
    <style:style style:name="T34" style:family="text">
      <style:text-properties fo:font-weight="normal" officeooo:rsid="001cd90f" style:font-weight-asian="normal" style:font-weight-complex="normal"/>
    </style:style>
    <style:style style:name="T35" style:family="text">
      <style:text-properties fo:font-weight="normal" officeooo:rsid="001d8d62" style:font-weight-asian="normal" style:font-weight-complex="normal"/>
    </style:style>
    <style:style style:name="T36" style:family="text">
      <style:text-properties fo:font-weight="normal" officeooo:rsid="001de33d" style:font-weight-asian="normal" style:font-weight-complex="normal"/>
    </style:style>
    <style:style style:name="T37" style:family="text">
      <style:text-properties fo:font-weight="normal" officeooo:rsid="001f8e94" style:font-weight-asian="normal" style:font-weight-complex="normal"/>
    </style:style>
    <style:style style:name="T38" style:family="text">
      <style:text-properties fo:font-weight="normal" officeooo:rsid="00202eea" style:font-weight-asian="normal" style:font-weight-complex="normal"/>
    </style:style>
    <style:style style:name="T39" style:family="text">
      <style:text-properties fo:font-weight="normal" officeooo:rsid="00219c7b" style:font-weight-asian="normal" style:font-weight-complex="normal"/>
    </style:style>
    <style:style style:name="T40" style:family="text">
      <style:text-properties fo:font-weight="normal" officeooo:rsid="002e025c" style:font-weight-asian="normal" style:font-weight-complex="normal"/>
    </style:style>
    <style:style style:name="T41" style:family="text">
      <style:text-properties fo:font-weight="normal" officeooo:rsid="002f3302" style:font-weight-asian="normal" style:font-weight-complex="normal"/>
    </style:style>
    <style:style style:name="T42" style:family="text">
      <style:text-properties fo:font-weight="normal" officeooo:rsid="00309675" style:font-weight-asian="normal" style:font-weight-complex="normal"/>
    </style:style>
    <style:style style:name="T43" style:family="text">
      <style:text-properties fo:font-weight="normal" officeooo:rsid="002bd7c5" style:font-weight-asian="normal" style:font-weight-complex="normal"/>
    </style:style>
    <style:style style:name="T44" style:family="text">
      <style:text-properties fo:font-weight="normal" officeooo:rsid="0031631b" style:font-weight-asian="normal" style:font-weight-complex="normal"/>
    </style:style>
    <style:style style:name="T45" style:family="text">
      <style:text-properties fo:font-weight="normal" officeooo:rsid="0034c49b" style:font-weight-asian="normal" style:font-weight-complex="normal"/>
    </style:style>
    <style:style style:name="T46" style:family="text">
      <style:text-properties fo:font-weight="normal" officeooo:rsid="00373525" style:font-weight-asian="normal" style:font-weight-complex="normal"/>
    </style:style>
    <style:style style:name="T47" style:family="text">
      <style:text-properties fo:font-weight="normal" officeooo:rsid="00356924" style:font-weight-asian="normal" style:font-weight-complex="normal"/>
    </style:style>
    <style:style style:name="T48" style:family="text">
      <style:text-properties fo:font-weight="normal" officeooo:rsid="003b2c11" style:font-weight-asian="normal" style:font-weight-complex="normal"/>
    </style:style>
    <style:style style:name="T49" style:family="text">
      <style:text-properties officeooo:rsid="001ab211"/>
    </style:style>
    <style:style style:name="T50" style:family="text">
      <style:text-properties officeooo:rsid="001c8e64"/>
    </style:style>
    <style:style style:name="T51" style:family="text">
      <style:text-properties officeooo:rsid="002259d7"/>
    </style:style>
    <style:style style:name="T52" style:family="text">
      <style:text-properties officeooo:rsid="002372c3"/>
    </style:style>
    <style:style style:name="T53" style:family="text">
      <style:text-properties officeooo:rsid="0027558f"/>
    </style:style>
    <style:style style:name="T54" style:family="text">
      <style:text-properties officeooo:rsid="0029d49b"/>
    </style:style>
    <style:style style:name="T55" style:family="text">
      <style:text-properties officeooo:rsid="002afe0d"/>
    </style:style>
    <style:style style:name="T56" style:family="text">
      <style:text-properties officeooo:rsid="002e025c"/>
    </style:style>
    <style:style style:name="T57" style:family="text">
      <style:text-properties officeooo:rsid="002f3302"/>
    </style:style>
    <style:style style:name="T58" style:family="text">
      <style:text-properties officeooo:rsid="00309675"/>
    </style:style>
    <style:style style:name="T59" style:family="text">
      <style:text-properties style:font-name="Raven Sans NBP1" fo:font-size="8pt" officeooo:rsid="002bd7c5" style:font-size-asian="8pt" style:font-size-complex="8pt"/>
    </style:style>
    <style:style style:name="T60" style:family="text">
      <style:text-properties style:font-name="Raven Sans NBP1" fo:font-size="8pt" officeooo:rsid="0031631b" style:font-size-asian="8pt" style:font-size-complex="8pt"/>
    </style:style>
    <style:style style:name="T61" style:family="text">
      <style:text-properties style:font-name="Raven Sans NBP1" fo:font-size="8pt" officeooo:rsid="002bd7c5" style:font-size-asian="8pt" style:font-name-complex="Raven Sans NBP2" style:font-size-complex="8pt"/>
    </style:style>
    <style:style style:name="T62"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63" style:family="text">
      <style:text-properties officeooo:rsid="0031631b"/>
    </style:style>
    <style:style style:name="T64" style:family="text">
      <style:text-properties style:font-name-complex="Raven Sans NBP2"/>
    </style:style>
    <style:style style:name="T65" style:family="text">
      <style:text-properties officeooo:rsid="0031631b" style:font-name-complex="Raven Sans NBP2"/>
    </style:style>
    <style:style style:name="T66" style:family="text">
      <style:text-properties officeooo:rsid="00321830"/>
    </style:style>
    <style:style style:name="T67" style:family="text">
      <style:text-properties officeooo:rsid="0034c49b"/>
    </style:style>
    <style:style style:name="T68" style:family="text">
      <style:text-properties officeooo:rsid="00355a50"/>
    </style:style>
    <style:style style:name="T69"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70"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71"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72"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73" style:family="text">
      <style:text-properties style:font-name="Libre Baskerville1" fo:font-weight="normal" officeooo:rsid="00373525" style:font-weight-asian="normal" style:font-name-complex="Raven Sans NBP2" style:font-weight-complex="normal"/>
    </style:style>
    <style:style style:name="T74" style:family="text">
      <style:text-properties officeooo:rsid="00356924"/>
    </style:style>
    <style:style style:name="T75" style:family="text">
      <style:text-properties officeooo:rsid="00373525"/>
    </style:style>
    <style:style style:name="T76" style:family="text">
      <style:text-properties officeooo:rsid="003b2c1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text:bookmark text:name="_GoBack"/><text:bookmark-start text:name="__RefHeading___Toc2997_1865421729"/><text:bookmark-start text:name="_Toc428025519"/>U<text:bookmark-end text:name="_Toc428025519"/>BUNTU &amp; CENTOS <text:s text:c="3"/><text:span text:style-name="T26">SERVER</text:span> ADMINISTRATION<text:bookmark-end text:name="__RefHeading___Toc2997_1865421729"/></text:h>
      <text:p text:style-name="P18"/>
      <text:p text:style-name="P18"/>
      <text:p text:style-name="main_20_body"/>
      <text:p text:style-name="main_20_body"/>
      <text:p text:style-name="P19"><text:span text:style-name="Book_20_Title"><text:span text:style-name="T9">This is the keyword-rich, attention-grabbing subtitle</text:span></text:span></text:p>
      <text:p text:style-name="Subtitle"/>
      <text:p text:style-name="P20">MD. TANVIR RAHMAN</text:p>
      <text:p text:style-name="P8"/>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o my <text:s/>niece <text:s/>Safiyah Nawar <text:s/>and Nujaira <text:s/>Zaynab</text:p>
      <text:p text:style-name="P10"/>
      <text:p text:style-name="P78"/>
      <text:p text:style-name="P29"/>
      <text:p text:style-name="P29"/>
      <text:p text:style-name="P30">UBUNTU &amp; CENTOS SERVER ADMINISTRATION</text:p>
      <text:p text:style-name="P31"><text:span text:style-name="T5">Copyright © 201</text:span><text:span text:style-name="T6">9</text:span><text:span text:style-name="T5"> by </text:span><text:span text:style-name="T6">MD. Tanvir Rahman</text:span><text:span text:style-name="T5">.</text:span></text:p>
      <text:p text:style-name="P29"/>
      <text:p text:style-name="P29"/>
      <text:p text:style-name="P29">For information contact :</text:p>
      <text:p text:style-name="P29">(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29"/>
      <text:p text:style-name="P29"/>
      <text:p text:style-name="titlepage"><text:span text:style-name="T5">First Edition: </text:span><text:span text:style-name="T7">December</text:span><text:span text:style-name="T5"> 201</text:span><text:span text:style-name="T7">9</text:span></text:p>
      <text:p text:style-name="P29"/>
      <text:p text:style-name="P29"/>
      <text:p text:style-name="P10"/>
      <text:p text:style-name="P90"><text:bookmark-start text:name="_Toc378945288"/><text:bookmark-start text:name="_Toc427617967"/><text:bookmark-start text:name="_Toc382340905"/><text:bookmark-start text:name="_Toc378945305"/>CONTENTS<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1"><text:a xlink:type="simple" xlink:href="#__RefHeading___Toc2997_1865421729" text:style-name="Index_20_Link" text:visited-style-name="Index_20_Link">UBUNTU &amp; CENTOS SERVER ADMINISTRATION<text:tab/>i</text:a></text:p>
          <text:p text:style-name="P91"><text:a xlink:type="simple" xlink:href="#__RefHeading___Toc2999_1865421729" text:style-name="Index_20_Link" text:visited-style-name="Index_20_Link">INTRODUCTION<text:tab/>1</text:a></text:p>
          <text:p text:style-name="P91"><text:a xlink:type="simple" xlink:href="#__RefHeading___Toc3001_1865421729" text:style-name="Index_20_Link" text:visited-style-name="Index_20_Link">VMware Installation<text:tab/>11</text:a></text:p>
          <text:p text:style-name="P91"><text:a xlink:type="simple" xlink:href="#__RefHeading___Toc4721_4001890675" text:style-name="Index_20_Link" text:visited-style-name="Index_20_Link">Ubuntu Server Installation<text:tab/>14</text:a></text:p>
          <text:p text:style-name="P91"><text:a xlink:type="simple" xlink:href="#__RefHeading___Toc1664_3815998092" text:style-name="Index_20_Link" text:visited-style-name="Index_20_Link">CENTOS Server Installation<text:tab/>20</text:a></text:p>
          <text:p text:style-name="P91"><text:a xlink:type="simple" xlink:href="#__RefHeading___Toc3007_1865421729" text:style-name="Index_20_Link" text:visited-style-name="Index_20_Link">5 could be a subtitle<text:tab/>28</text:a></text:p>
          <text:p text:style-name="P91"><text:a xlink:type="simple" xlink:href="#__RefHeading___Toc3009_1865421729" text:style-name="Index_20_Link" text:visited-style-name="Index_20_Link">ABOUT THE AUTHOR<text:tab/>35</text:a></text:p>
          <text:p text:style-name="P91"><text:a xlink:type="simple" xlink:href="#__RefHeading___Toc3011_1865421729" text:style-name="Index_20_Link" text:visited-style-name="Index_20_Link">Acknowledgments<text:tab/>3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81" text:outline-level="1"><text:bookmark text:name="_Toc428025520"/><text:bookmark-start text:name="__RefHeading___Toc2999_1865421729"/>INTRODUCTION<text:bookmark-end text:name="__RefHeading___Toc2999_1865421729"/></text:h>
      <text:p text:style-name="P52">subtitle</text:p>
      <text:p text:style-name="FirstP_20_after_20_section_20_break">An operating system is a <text:span text:style-name="T28">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64">Liunx is just another operating system. Its a rock solid operating system. Linux work both as a server and Desktop operating system.</text:p>
      <text:p text:style-name="P64">Linux operating system is great for a lot of reason . thease are the following </text:p>
      <text:p text:style-name="P64"><text:soft-page-break/></text:p>
      <text:p text:style-name="P65">* Multi user OS: <text:span text:style-name="T29">Linux is a multi user operating system. That means more than one user can work on a <text:s/>system at the same name</text:span></text:p>
      <text:p text:style-name="P65">* Multi tasking OS: <text:span text:style-name="T29">Linux is a multi taking operating system </text:span><text:span text:style-name="T30">you can run multiple program at once .this allows the operating system to run several process all at once.</text:span></text:p>
      <text:p text:style-name="P66">* Multi <text:span text:style-name="T49">Platform OS</text:span>: <text:span text:style-name="T30"><text:s/></text:span><text:span text:style-name="T31">Linux can run currently more that 24 types of platform and 64-bit Intel based personal computer .All variants of Apple mac,Sun Spark and ipod ,even the Microsoft xbox.</text:span></text:p>
      <text:p text:style-name="P124"/>
      <text:p text:style-name="P67"><text:span text:style-name="T31">*</text:span><text:span text:style-name="T18"> Interoprable </text:span><text:span text:style-name="T19">OS</text:span><text:span text:style-name="T31">: </text:span><text:span text:style-name="T32">Linux can operate with most network protocols and also most Language it can </text:span><text:span text:style-name="T35">e</text:span><text:span text:style-name="T32">asily interact with Windows OS,NOVEL,UNIX and other operating system that has a smaller market</text:span></text:p>
      <text:p text:style-name="P125"/>
      <text:p text:style-name="P68"><text:span text:style-name="T31">*</text:span><text:span text:style-name="T18"> </text:span><text:span text:style-name="T19">Scalabel</text:span><text:span text:style-name="T18"> </text:span><text:span text:style-name="T19">OS</text:span><text:span text:style-name="T31">: </text:span><text:span text:style-name="T32">Linux operating system has support for even Raspberry pi which is a </text:span><text:span text:style-name="T33">credit</text:span><text:span text:style-name="T32"> card size computer to Very powerful Server. Most of the server of the world is running Linux </text:span><text:span text:style-name="T33">OS</text:span><text:span text:style-name="T32">. They have also run in low </text:span><text:span text:style-name="T33">power computer</text:span></text:p>
      <text:p text:style-name="P126"/>
      <text:p text:style-name="P68"><text:soft-page-break/><text:span text:style-name="T31">*</text:span><text:span text:style-name="T18"> </text:span><text:span text:style-name="T20">Portable</text:span><text:span text:style-name="T18"> </text:span><text:span text:style-name="T19">OS</text:span><text:span text:style-name="T31">: </text:span><text:span text:style-name="T33">Linux is portable operating system. Linux is mostly written in C programming language .C is a language that is specially for writing operating system level software. And it can be ported to run on a new computer. </text:span></text:p>
      <text:p text:style-name="P68"><text:span text:style-name="T31">*</text:span><text:span text:style-name="T18"> </text:span><text:span text:style-name="T20">Flexible</text:span><text:span text:style-name="T18"> </text:span><text:span text:style-name="T19">OS</text:span><text:span text:style-name="T31">: </text:span><text:span text:style-name="T33">Linux operating system can be used to make a router,graphical workstation,home entertainment computer,file server,web server,mail server,cluster, just any computing purpose.</text:span></text:p>
      <text:p text:style-name="P68"><text:span text:style-name="T31">*</text:span><text:span text:style-name="T18"> </text:span><text:span text:style-name="T20">Stable</text:span><text:span text:style-name="T31">: </text:span><text:span text:style-name="T33">Linux kernel is very mature. For being stable it is used for most of the server in the world.</text:span></text:p>
      <text:p text:style-name="P126"/>
      <text:p text:style-name="P68"><text:span text:style-name="T31">*</text:span><text:span text:style-name="T18"> </text:span><text:span text:style-name="T20">Efficient</text:span><text:span text:style-name="T31">: </text:span><text:span text:style-name="T33">The design of the Linux enables you to include on only the thing you needed thats why it can run on both raspberry pi to a big server.</text:span></text:p>
      <text:p text:style-name="P126"/>
      <text:p text:style-name="P69"><text:span text:style-name="T31">*</text:span><text:span text:style-name="T18"> </text:span><text:span text:style-name="T21">Free </text:span><text:span text:style-name="T31">: </text:span><text:span text:style-name="T34">Linux is a Free operating system.</text:span></text:p>
      <text:p text:style-name="P127"/>
      <text:p text:style-name="P127"/>
      <text:p text:style-name="P127"/>
      <text:p text:style-name="P127"/>
      <text:p text:style-name="P126"><text:soft-page-break/><text:s/></text:p>
      <text:p text:style-name="P22"><text:span text:style-name="T50">G</text:span>NU PROJECT</text:p>
      <text:p text:style-name="P70"><text:span text:style-name="T33">G</text:span><text:span text:style-name="T29">NU Stands for (GNU is NOT UNIX). To make a free clone of the UNIX OS GNU project started 1984.To maintain the free software FSF(Free Software Foundation) is created. It Creates the GNU C compiler ,EMACS Text editor and many other software.</text:span></text:p>
      <text:p text:style-name="P70"><text:span text:style-name="T29">The GNU General Public License (GPL) is a very creative license that used to copyright to protected the freedom of the software user. When a software is licensed under the GPL </text:span><text:span text:style-name="T36">recipients are bound by the copyright to respect freedom of anyone to use and share the software and also change the source code if necessary.</text:span></text:p>
      <text:p text:style-name="P128"/>
      <text:p text:style-name="P128"/>
      <text:p text:style-name="P126"/>
      <text:p text:style-name="P119"/>
      <text:p text:style-name="P17"/>
      <text:p text:style-name="P23"><text:soft-page-break/></text:p>
      <text:p text:style-name="P23">HISTORY OF LINUX</text:p>
      <text:p text:style-name="P71"><text:span text:style-name="T29">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37">which can communicate with the hardware </text:span><text:span text:style-name="T29">.They took the linux </text:span><text:span text:style-name="T37">kernel and add the GNU software on top of the kernel and made the GNU/LINUX Operating system.</text:span></text:p>
      <text:p text:style-name="P71"><text:span text:style-name="T38">Linux Trovalds is still considered as the dictator of the Linux kernel. He ultimately determines which feature will be added in the linux kernel and what features are not.</text:span><text:span text:style-name="T37"> </text:span></text:p>
      <text:p text:style-name="First_20_Paragraph"/>
      <text:p text:style-name="First_20_Paragraph"/>
      <text:p text:style-name="P24"><text:soft-page-break/></text:p>
      <text:p text:style-name="P25">Packaging Linux:Distribution</text:p>
      <text:p text:style-name="P129">A complete linux system is called distribution. A linux distribution contains the Linux kernel and the GNU project Tools and any number of software that can make the OS diverse functionality.</text:p>
      <text:p text:style-name="P129">There are a lot of distribution on linux .Some of them specifically for servers and some of them are Desktop. Every customized distribution includes software packages for different users.</text:p>
      <text:p text:style-name="P129">A single linux distribution often appears in different version .For example CENTOS distribution comes with a full core distribution and a LIVE CD version.</text:p>
      <text:p text:style-name="P72"><text:span text:style-name="T29">Ubuntu is based on Debian Distribution <text:s/></text:span><text:span text:style-name="T39">And Centos is community version of the Commercial RED HAT linux distribution.</text:span></text:p>
      <text:p text:style-name="P130"/>
      <text:p text:style-name="First_20_Paragraph"/>
      <text:p text:style-name="P26"><text:soft-page-break/><text:span text:style-name="T51">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52">Red Hat linux</text:span></text:p>
      <text:p text:style-name="firstparagraph">* <text:span text:style-name="T52">Fedora Core</text:span></text:p>
      <text:p text:style-name="firstparagraph">* <text:span text:style-name="T52">Centos Linux</text:span></text:p>
      <text:p text:style-name="firstparagraph">* <text:span text:style-name="T52">SUSE linux</text:span></text:p>
      <text:p text:style-name="firstparagraph">* <text:span text:style-name="T52">Ubuntu Linux</text:span></text:p>
      <text:p text:style-name="firstparagraph">* <text:span text:style-name="T52">Gentoo Linux</text:span></text:p>
      <text:p text:style-name="firstparagraph">* <text:span text:style-name="T52">Debian Linux</text:span></text:p>
      <text:p text:style-name="firstparagraph">* <text:span text:style-name="T52">Slackware Linux</text:span></text:p>
      <text:p text:style-name="firstparagraph">* <text:span text:style-name="T52">Mandriva Linux</text:span></text:p>
      <text:p text:style-name="firstparagraph">* <text:span text:style-name="T52">Turbo Linux</text:span></text:p>
      <text:p text:style-name="firstparagraph">* <text:span text:style-name="T52">Puppy Linux</text:span></text:p>
      <text:p text:style-name="P58">we use the<text:span text:style-name="T17"> UBUNTU</text:span> <text:span text:style-name="T17">linux</text:span> and the <text:span text:style-name="T17">CENTOS linux </text:span><text:span text:style-name="T29">to illustrate how the <text:s/>servers work.</text:span></text:p>
      <text:p text:style-name="Subtitle"/>
      <text:p text:style-name="Subtitle"><text:soft-page-break/></text:p>
      <text:p text:style-name="P85">PRINCIPLE OF LINUX </text:p>
      <text:p text:style-name="FirstP_20_after_20_section_20_break"/>
      <text:p text:style-name="P73">* <text:span text:style-name="T53">Everything works as a file , even the system hardware</text:span></text:p>
      <text:p text:style-name="P131">* Small work is done by the individual program</text:p>
      <text:p text:style-name="P131">* Any complected work will be divided into smaller part and then process this by different different module.</text:p>
      <text:p text:style-name="P131">* All the configuration will be stored in a text file</text:p>
      <text:p text:style-name="P131">* linux OS use a standard hierarchical <text:s/>file structure in which the files/user files are arranged </text:p>
      <text:p text:style-name="FirstP_20_after_20_section_20_break"/>
      <text:p text:style-name="P60">***</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7">UBUNTU SERVER</text:p>
      <text:p text:style-name="FirstP_20_after_20_section_20_break"/>
      <text:p text:style-name="FirstP_20_after_20_section_20_break"/>
      <text:p text:style-name="P75">Ubuntu is built on the <text:span text:style-name="T55">D</text:span>ebian architecture and <text:span text:style-name="T55">comprised</text:span> linux server and Dsktop. Ubuntu release updates every six months <text:span text:style-name="T54">Ubuntu packages</text:span> <text:span text:style-name="T55">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2">https://ubuntu.com/download/server</text:p>
      <text:p text:style-name="P74"/>
      <text:p text:style-name="main_20_body"/>
      <text:p text:style-name="dividers"/>
      <text:p text:style-name="dividers"/>
      <text:p text:style-name="dividers"/>
      <text:p text:style-name="P28"><text:soft-page-break/><text:span text:style-name="T66">CENTOS</text:span> SERVER</text:p>
      <text:p text:style-name="P77"/>
      <text:p text:style-name="P77"/>
      <text:p text:style-name="P76">Ubuntu is built on the <text:span text:style-name="T55">D</text:span>ebian architecture and <text:span text:style-name="T55">comprised</text:span> linux server and Dsktop. Ubuntu release updates every six months <text:span text:style-name="T54">Ubuntu packages</text:span> <text:span text:style-name="T55">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3">https://ubuntu.com/download/server</text:p>
      <text:p text:style-name="dividers"/>
      <text:p text:style-name="dividers"/>
      <text:p text:style-name="dividers"/>
      <text:p text:style-name="dividers"/>
      <text:p text:style-name="dividers"/>
      <text:p text:style-name="dividers"/>
      <text:p text:style-name="dividers"><text:soft-page-break/></text:p>
      <text:h text:style-name="P50" text:outline-level="1"><text:bookmark-start text:name="__RefHeading___Toc3001_1865421729"/><text:span text:style-name="T16">VMware</text:span><text:span text:style-name="T15"> Installation </text:span><text:bookmark-end text:name="__RefHeading___Toc3001_1865421729"/></text:h>
      <text:p text:style-name="P33"/>
      <text:p text:style-name="P34">Step 1:</text:p>
      <text:p text:style-name="P34"><text:tab/><text:span text:style-name="T40">install the required build packages</text:span></text:p>
      <text:p text:style-name="P34"><text:tab/><text:span text:style-name="T56">=&gt; sudo apt install build-essential</text:span></text:p>
      <text:p text:style-name="P34"/>
      <text:p text:style-name="P35">Step <text:span text:style-name="T56">2</text:span>:</text:p>
      <text:p text:style-name="P36"><text:tab/><text:span text:style-name="T41">Download VMware workstation player</text:span><text:tab/><text:span text:style-name="T40"> </text:span><text:span text:style-name="T42">from the </text:span></text:p>
      <text:p text:style-name="P42"><text:span text:style-name="T42">w</text:span><text:span text:style-name="T29">ebsite.</text:span></text:p>
      <text:p text:style-name="P35"><text:tab/></text:p>
      <text:p text:style-name="P35"><draw:frame draw:style-name="fr1" draw:name="Image2" text:anchor-type="paragraph" svg:width="4.8in" svg:height="1.7819in" draw:z-index="1"><draw:image xlink:href="Pictures/100002010000032000000129E5BEE39A15BCC610.png" xlink:type="simple" xlink:show="embed" xlink:actuate="onLoad" loext:mime-type="image/png"/></draw:frame></text:p>
      <text:p text:style-name="P39"/>
      <text:p text:style-name="P39">Step <text:span text:style-name="T57">3</text:span>:</text:p>
      <text:p text:style-name="P37"><text:tab/><text:span text:style-name="T42">go to the installed directory make the file executable</text:span></text:p>
      <text:p text:style-name="P39"><text:tab/><text:span text:style-name="T56">=&gt; chmod 777 Vmware-Player*</text:span></text:p>
      <text:p text:style-name="P43">[we will talk about the chmod 777 later for now just use it]</text:p>
      <text:p text:style-name="P43"><text:soft-page-break/></text:p>
      <text:p text:style-name="P40">Step <text:span text:style-name="T58">4</text:span>:</text:p>
      <text:p text:style-name="P38"><text:tab/><text:span text:style-name="T42">execute the program with </text:span><text:span text:style-name="T58">sudo</text:span></text:p>
      <text:p text:style-name="P38"><text:span text:style-name="T42"><text:tab/></text:span><text:span text:style-name="T58">=&gt;sudo ./Vmware-Player*</text:span><text:span text:style-name="T42"> </text:span></text:p>
      <text:p text:style-name="P92"/>
      <text:p text:style-name="P92"/>
      <text:p text:style-name="P92"><draw:frame draw:style-name="fr2" draw:name="Image3" text:anchor-type="paragraph" svg:x="0in" svg:y="-0.0339in" svg:width="4.8in" svg:height="2.7354in" draw:z-index="2"><draw:image xlink:href="Pictures/10000201000002BC0000018FC746F981F8CA8CB1.png" xlink:type="simple" xlink:show="embed" xlink:actuate="onLoad" loext:mime-type="image/png"/></draw:frame></text:p>
      <text:p text:style-name="P38"/>
      <text:p text:style-name="P42">[no license key is required .If you want to install vmware workstation instead of vmware player you need to have the license key]</text:p>
      <text:p text:style-name="P92"/>
      <text:p text:style-name="P92"/>
      <text:p text:style-name="P93"/>
      <text:p text:style-name="P44"><text:span text:style-name="T42">a</text:span><text:span text:style-name="T29">fter a successful installation screen will show to you</text:span></text:p>
      <text:p text:style-name="P94"/>
      <text:p text:style-name="P92"/>
      <text:p text:style-name="P92"/>
      <text:p text:style-name="P46"><draw:frame draw:style-name="fr1" draw:name="Image4" text:anchor-type="paragraph" svg:width="4.8in" svg:height="2.7154in" draw:z-index="3"><draw:image xlink:href="Pictures/10000201000002BC0000018C6381649CFE457FCC.png" xlink:type="simple" xlink:show="embed" xlink:actuate="onLoad" loext:mime-type="image/png"/></draw:frame><text:soft-page-break/></text:p>
      <text:p text:style-name="P57"/>
      <text:p text:style-name="dividers">***</text:p>
      <text:p text:style-name="FirstP_20_after_20_section_20_break"/>
      <text:h text:style-name="P82" text:outline-level="1"><text:bookmark-start text:name="__RefHeading___Toc4721_4001890675"/><text:span text:style-name="T27">Ubuntu Server</text:span> Installation <text:bookmark-end text:name="__RefHeading___Toc4721_4001890675"/></text:h>
      <text:p text:style-name="P21">Ubuntu</text:p>
      <text:p text:style-name="P45"/>
      <text:p text:style-name="P55"><text:span text:style-name="T65">Requirements</text:span><text:span text:style-name="T64">:</text:span></text:p>
      <text:p text:style-name="P47"><text:tab/><text:span text:style-name="T43">1)Host PC with </text:span><text:span text:style-name="T46">at least</text:span><text:span text:style-name="T43"> 4GB of ram</text:span></text:p>
      <text:p text:style-name="P49"><text:span text:style-name="T59"><text:tab/>2)VMware Workstation/Virtualbo</text:span><text:span text:style-name="T60">x</text:span></text:p>
      <text:p text:style-name="P48"><text:span text:style-name="T62"><text:tab/></text:span><text:span text:style-name="T3">3)Ubuntu server ISO image</text:span></text:p>
      <text:p text:style-name="P97"/>
      <text:p text:style-name="P41">Step 1:</text:p>
      <text:p text:style-name="P41"><text:tab/><text:span text:style-name="T44">Lunch VMware Workstation New Virtual Machine Wizard</text:span></text:p>
      <text:p text:style-name="P113"><draw:frame draw:style-name="fr1" draw:name="Image5" text:anchor-type="paragraph" svg:width="4.8in" svg:height="2.7in" draw:z-index="4"><draw:image xlink:href="Pictures/1000020100000400000002409C9B8756BF1EB282.png" xlink:type="simple" xlink:show="embed" xlink:actuate="onLoad" loext:mime-type="image/png"/></draw:frame><text:soft-page-break/><text:tab/></text:p>
      <text:p text:style-name="P41">Step <text:span text:style-name="T63">2</text:span>:</text:p>
      <text:p text:style-name="P98"><text:span text:style-name="T29"><text:s text:c="7"/>Select the installation media or source </text:span><text:span text:style-name="T45">and choose the disk size.</text:span></text:p>
      <text:p text:style-name="P120"><draw:frame draw:style-name="fr2" draw:name="Image6" text:anchor-type="paragraph" svg:x="-0.0626in" svg:y="0.1417in" svg:width="4.8in" svg:height="2.5717in" draw:z-index="5"><draw:image xlink:href="Pictures/10000201000001CD0000015FBCAE5967193E2767.png" xlink:type="simple" xlink:show="embed" xlink:actuate="onLoad" loext:mime-type="image/png"/></draw:frame></text:p>
      <text:p text:style-name="P100"/>
      <text:p text:style-name="P100"><text:soft-page-break/></text:p>
      <text:p text:style-name="P100"/>
      <text:p text:style-name="P100">Step <text:span text:style-name="T67">3</text:span>:</text:p>
      <text:p text:style-name="P106"><text:span text:style-name="T4"><text:tab/></text:span><text:span text:style-name="T67">final configuration of the Vmware will be like this</text:span></text:p>
      <text:p text:style-name="P106"><draw:frame draw:style-name="fr2" draw:name="Image7" text:anchor-type="paragraph" svg:x="0in" svg:y="0.1209in" svg:width="4.8in" svg:height="3.3535in" draw:z-index="6"><draw:image xlink:href="Pictures/1000020100000341000002460048A9E22DE55884.png" xlink:type="simple" xlink:show="embed" xlink:actuate="onLoad" loext:mime-type="image/png"/></draw:frame></text:p>
      <text:p text:style-name="P106"/>
      <text:p text:style-name="P106"/>
      <text:p text:style-name="P106"><text:s/></text:p>
      <text:p text:style-name="P106"/>
      <text:p text:style-name="P106"/>
      <text:p text:style-name="P106"/>
      <text:p text:style-name="P106"/>
      <text:p text:style-name="P106"/>
      <text:p text:style-name="P106"/>
      <text:p text:style-name="P106"/>
      <text:p text:style-name="P106"/>
      <text:p text:style-name="P100"><text:soft-page-break/></text:p>
      <text:p text:style-name="P100">Step <text:span text:style-name="T67">4</text:span>:</text:p>
      <text:p text:style-name="P106"><text:span text:style-name="T4"><text:tab/></text:span><text:span text:style-name="T67">start the installation ,first <text:s/>set the language </text:span></text:p>
      <text:p text:style-name="P106"/>
      <text:p text:style-name="P106"><draw:frame draw:style-name="fr2" draw:name="Image8" text:anchor-type="paragraph" svg:x="-0.052in" svg:y="-0.0563in" svg:width="4.8in" svg:height="2.4118in" draw:z-index="7"><draw:image xlink:href="Pictures/10000201000003260000019590065851CF03E206.png" xlink:type="simple" xlink:show="embed" xlink:actuate="onLoad" loext:mime-type="image/png"/></draw:frame></text:p>
      <text:p text:style-name="P101">Step <text:span text:style-name="T68">5</text:span>:</text:p>
      <text:p text:style-name="P107"><text:span text:style-name="T4"><text:tab/></text:span><text:span text:style-name="T69">select DHCP for network for now .we change the ip address of the server later</text:span></text:p>
      <text:p text:style-name="P107"><draw:frame draw:style-name="fr2" draw:name="Image9" text:anchor-type="paragraph" svg:x="-0.052in" svg:y="0.2398in" svg:width="4.8in" svg:height="2.2402in" draw:z-index="8"><draw:image xlink:href="Pictures/1000020100000320000000DFA237475792DB85B2.png" xlink:type="simple" xlink:show="embed" xlink:actuate="onLoad" loext:mime-type="image/png"/></draw:frame><text:span text:style-name="T69"/></text:p>
      <text:p text:style-name="P107"/>
      <text:p text:style-name="P106"/>
      <text:p text:style-name="P106"><text:soft-page-break/></text:p>
      <text:p text:style-name="P106"/>
      <text:p text:style-name="P101">Step <text:span text:style-name="T68">5</text:span>:</text:p>
      <text:p text:style-name="P107"><text:span text:style-name="T4"><text:tab/></text:span><text:span text:style-name="T69">Select “install openSSH server” so we can connect to the computer with our hosts</text:span></text:p>
      <text:p text:style-name="P107"><draw:frame draw:style-name="fr2" draw:name="Image10" text:anchor-type="paragraph" svg:x="0in" svg:y="0.1209in" svg:width="4.8in" svg:height="2.1398in" draw:z-index="9"><draw:image xlink:href="Pictures/100002010000032D000001467AE779D661159FC8.png" xlink:type="simple" xlink:show="embed" xlink:actuate="onLoad" loext:mime-type="image/png"/></draw:frame><text:span text:style-name="T69"/></text:p>
      <text:p text:style-name="P101">Step <text:span text:style-name="T68">6</text:span>:</text:p>
      <text:p text:style-name="P104">There are three types of partition</text:p>
      <text:p text:style-name="P104"/>
      <text:p text:style-name="P104">* Guided :<text:span text:style-name="T29"> use entire disk : it use the entire disk with guided partition system</text:span></text:p>
      <text:p text:style-name="P104"/>
      <text:p text:style-name="P104">* Manual : <text:span text:style-name="T29">I</text:span><text:span text:style-name="T46">n</text:span><text:span text:style-name="T29"> manual partition user have to allocate the <text:s/>space manually.</text:span></text:p>
      <text:p text:style-name="P95">For minimal settings three partition is a mandatory</text:p>
      <text:p text:style-name="P104"><text:tab/>1) /boot</text:p>
      <text:p text:style-name="P104"><text:s/><text:tab/>2) /swap</text:p>
      <text:p text:style-name="P104"><text:tab/>3) /root</text:p>
      <text:p text:style-name="P101">* <text:span text:style-name="T74">Guided : </text:span><text:span text:style-name="T47">on LVM :this option allow user to set a LVM based partition</text:span></text:p>
      <text:p text:style-name="P101"/>
      <text:p text:style-name="P107"><text:soft-page-break/><text:span text:style-name="T4"><text:tab/></text:span><text:span text:style-name="T69">Select the entire disk for installation .</text:span><text:span text:style-name="T70">we select the Entire disk guided partition will talk about the other boot system later.</text:span></text:p>
      <text:p text:style-name="P107"><text:span text:style-name="T69"/></text:p>
      <text:p text:style-name="P107"><draw:frame draw:style-name="fr3" draw:name="Image11" text:anchor-type="paragraph" svg:width="4.8in" svg:height="2.4472in" draw:z-index="10"><draw:image xlink:href="Pictures/1000020100000338000000F88A3B14851DA99560.png" xlink:type="simple" xlink:show="embed" xlink:actuate="onLoad" loext:mime-type="image/png"/></draw:frame><text:span text:style-name="T69"/></text:p>
      <text:p text:style-name="P106"/>
      <text:p text:style-name="P101">Step <text:span text:style-name="T68">7</text:span>:</text:p>
      <text:p text:style-name="P107"><text:span text:style-name="T4"><text:tab/></text:span><text:span text:style-name="T69">login to the system with your credential .</text:span></text:p>
      <text:p text:style-name="P107"><text:span text:style-name="T69"/></text:p>
      <text:p text:style-name="P107"><text:span text:style-name="T69"/></text:p>
      <text:p text:style-name="P108"><text:span text:style-name="T22">SUMMARY</text:span><text:span text:style-name="T23">:</text:span></text:p>
      <text:p text:style-name="P108"><text:span text:style-name="T4"><text:tab/></text:span><text:span text:style-name="T71">we learn how to set up a ubuntu server on Vmware Virtual machine with a dhcp network. Using guided partition.</text:span></text:p>
      <text:p text:style-name="P122"/>
      <text:p text:style-name="P122">***</text:p>
      <text:p text:style-name="P106"/>
      <text:p text:style-name="P106"/>
      <text:h text:style-name="P84" text:outline-level="1"><text:bookmark-start text:name="__RefHeading___Toc1664_3815998092"/><text:span text:style-name="T75">CENTOS Server</text:span> Installation <text:bookmark-end text:name="__RefHeading___Toc1664_3815998092"/></text:h>
      <text:p text:style-name="P86">Centos</text:p>
      <text:p text:style-name="P105"/>
      <text:p text:style-name="P121"><text:span text:style-name="T65">Requirements</text:span><text:span text:style-name="T64">:</text:span></text:p>
      <text:p text:style-name="P109"><text:tab/><text:span text:style-name="T43">1)Host PC with </text:span><text:span text:style-name="T46">at least</text:span><text:span text:style-name="T43"> 4GB of ram</text:span></text:p>
      <text:p text:style-name="P96"><text:span text:style-name="T59"><text:tab/>2)VMwareWorkstation/Virtualbo</text:span><text:span text:style-name="T60">x</text:span><text:span text:style-name="T61"><text:tab/></text:span><text:span text:style-name="T1">3)</text:span><text:span text:style-name="T2">CENTOS7 </text:span><text:span text:style-name="T1"><text:s/>server ISO image</text:span></text:p>
      <text:p text:style-name="P106"><text:tab/></text:p>
      <text:p text:style-name="P106"/>
      <text:p text:style-name="P106"/>
      <text:p text:style-name="P102">Step 1:</text:p>
      <text:p text:style-name="P102"><text:tab/><text:span text:style-name="T44">Lunch VMware Workstation New Virtual Machine Wizard</text:span></text:p>
      <text:p text:style-name="P102"/>
      <text:p text:style-name="P102">Step <text:span text:style-name="T63">2</text:span>:</text:p>
      <text:p text:style-name="P99"><text:span text:style-name="T29"><text:s text:c="7"/>Select the installation media or source </text:span><text:span text:style-name="T45">and choose the disk size.</text:span></text:p>
      <text:p text:style-name="P99"><text:span text:style-name="T45"/></text:p>
      <text:p text:style-name="P102">Step <text:span text:style-name="T67">3</text:span>:</text:p>
      <text:p text:style-name="P110"><text:span text:style-name="T4"><text:tab/></text:span><text:span text:style-name="T45">final configuration of the Vmware will be like this</text:span></text:p>
      <text:p text:style-name="P56"><draw:frame draw:style-name="fr2" draw:name="Image1" text:anchor-type="paragraph" svg:x="0in" svg:y="0.1209in" svg:width="4.8in" svg:height="2.8327in" draw:z-index="11"><draw:image xlink:href="Pictures/1000020100000341000002460048A9E22DE55884.png" xlink:type="simple" xlink:show="embed" xlink:actuate="onLoad" loext:mime-type="image/png"/></draw:frame><text:soft-page-break/></text:p>
      <text:p text:style-name="P102">Step <text:span text:style-name="T67">4</text:span>:</text:p>
      <text:p text:style-name="P110"><text:span text:style-name="T4"><text:tab/></text:span><text:span text:style-name="T67">start the installation , First set the language </text:span></text:p>
      <text:p text:style-name="P56"><draw:frame draw:style-name="fr2" draw:name="Image12" text:anchor-type="paragraph" svg:x="0.0937in" svg:y="0.0319in" svg:width="4.8in" svg:height="3.6in" draw:z-index="12"><draw:image xlink:href="Pictures/100000000000032000000258C1009CD1207AB308.png" xlink:type="simple" xlink:show="embed" xlink:actuate="onLoad" loext:mime-type="image/png"/></draw:frame></text:p>
      <text:p text:style-name="P103"><text:soft-page-break/>Step <text:span text:style-name="T76">5</text:span>:</text:p>
      <text:p text:style-name="P111"><text:span text:style-name="T4"><text:tab/></text:span><text:span text:style-name="T67">From the </text:span><text:span text:style-name="T24">software selection </text:span><text:span text:style-name="T48">select server with a GUI</text:span></text:p>
      <text:p text:style-name="P111"><draw:frame draw:style-name="fr2" draw:name="Image13" text:anchor-type="paragraph" svg:x="-0.052in" svg:y="0.1756in" svg:width="4.8in" svg:height="3.6in" draw:z-index="13"><draw:image xlink:href="Pictures/100000000000032000000258A4ACB7522ECEED40.png" xlink:type="simple" xlink:show="embed" xlink:actuate="onLoad" loext:mime-type="image/png"/></draw:frame><text:span text:style-name="T67"><text:s text:c="2"/></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103"><text:soft-page-break/>Step <text:span text:style-name="T76">6</text:span>:</text:p>
      <text:p text:style-name="P111"><text:span text:style-name="T4"><text:tab/></text:span><text:span text:style-name="T76">Select the volume for installing .in this installation we go for the entire disk guided partition</text:span></text:p>
      <text:p text:style-name="P115"/>
      <text:p text:style-name="P115"/>
      <text:p text:style-name="P56"/>
      <text:p text:style-name="P56"/>
      <text:p text:style-name="P56"/>
      <text:p text:style-name="P56"/>
      <text:p text:style-name="P56"><draw:frame draw:style-name="fr2" draw:name="Image14" text:anchor-type="paragraph" svg:x="-0.0626in" svg:y="-0.0209in" svg:width="4.8in" svg:height="3.6in" draw:z-index="14"><draw:image xlink:href="Pictures/1000000000000320000002580CE3EDEAB72D5D2F.png" xlink:type="simple" xlink:show="embed" xlink:actuate="onLoad" loext:mime-type="image/png"/></draw:frame></text:p>
      <text:p text:style-name="P56"/>
      <text:p text:style-name="P56"/>
      <text:p text:style-name="P117"/>
      <text:p text:style-name="P117"/>
      <text:p text:style-name="P117"><text:soft-page-break/></text:p>
      <text:p text:style-name="P103">Step <text:span text:style-name="T76">7 </text:span>:</text:p>
      <text:p text:style-name="P111"><text:span text:style-name="T4"><text:tab/></text:span><text:span text:style-name="T76">Enter the root password and confirm it. and create a user and set password for the user</text:span></text:p>
      <text:p text:style-name="P116"/>
      <text:p text:style-name="P56"/>
      <text:p text:style-name="P56"><draw:frame draw:style-name="fr1" draw:name="Image15" text:anchor-type="paragraph" svg:width="4.8in" svg:height="3.6in" draw:z-index="15"><draw:image xlink:href="Pictures/10000000000003200000025892563083B31ABA98.png" xlink:type="simple" xlink:show="embed" xlink:actuate="onLoad" loext:mime-type="image/png"/></draw:frame></text:p>
      <text:p text:style-name="P56"/>
      <text:p text:style-name="P56"/>
      <text:p text:style-name="P103">Step <text:span text:style-name="T76">7 </text:span>:</text:p>
      <text:p text:style-name="P111"><text:span text:style-name="T4"><text:tab/></text:span><text:span text:style-name="T76">wait for the installation to finished. After that reboot the system</text:span></text:p>
      <text:p text:style-name="P111"/>
      <text:p text:style-name="P111"/>
      <text:p text:style-name="P111"/>
      <text:p text:style-name="P111"><text:soft-page-break/></text:p>
      <text:p text:style-name="P103">Step <text:span text:style-name="T76">8 </text:span>:</text:p>
      <text:p text:style-name="P111"><text:span text:style-name="T4"><text:tab/></text:span><text:span text:style-name="T76">login with root credentials </text:span></text:p>
      <text:p text:style-name="P63"/>
      <text:p text:style-name="P112"><text:span text:style-name="T22">SUMMARY</text:span><text:span text:style-name="T23">:</text:span></text:p>
      <text:p text:style-name="P112"><text:span text:style-name="T4"><text:tab/></text:span><text:span text:style-name="T71">we learn how to set up a </text:span><text:span text:style-name="T72">Centos</text:span><text:span text:style-name="T71"> server on Vmware Virtual machine with <text:s/>Using guided partition.</text:span></text:p>
      <text:p text:style-name="P112"><text:span text:style-name="T71"/></text:p>
      <text:p text:style-name="P112"/>
      <text:p text:style-name="P123"><text:span text:style-name="T73">***</text:span></text:p>
      <text:p text:style-name="P63"/>
      <text:p text:style-name="P63"/>
      <text:p text:style-name="P135"/>
      <text:p text:style-name="P135"/>
      <text:p text:style-name="P135"/>
      <text:p text:style-name="P135"/>
      <text:p text:style-name="P135"/>
      <text:p text:style-name="P135"/>
      <text:p text:style-name="P135"/>
      <text:p text:style-name="P135"/>
      <text:h text:style-name="P83" text:outline-level="1">COMMAND LINE IN LINUX</text:h>
      <text:p text:style-name="P135"/>
      <text:p text:style-name="P135"/>
      <text:p text:style-name="P135"/>
      <text:p text:style-name="P135"/>
      <text:p text:style-name="P135"/>
      <text:p text:style-name="P135"/>
      <text:p text:style-name="P135"/>
      <text:p text:style-name="P135"/>
      <text:p text:style-name="P135"/>
      <text:p text:style-name="P135">Aecenas portt</text:p>
      <text:p text:style-name="P135">itor ante a rhoncus convallis. Pellentesque tincidunt metus vel congue hendrerit. Aenean vehicula, odio nec dapibus auctor, mi nibh rutrum felis, nec molestie ipsum nisi nec purus. Ut felis mauris, volutpat at vulputate et, sodales sed arcu. Nunc ac velit <text:soft-page-break/>condimentum, imperdiet turpis id, accumsan dolor. Ut ornare velit in tempus ullamcorper. </text:p>
      <text:p text:style-name="P56">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P56">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61"/>
      <text:p text:style-name="P61">The rest of this <text:span text:style-name="Book_20_Title"><text:span text:style-name="T25">template</text:span></text:span> is just dummy text that you can replace or delete.</text:p>
      <text:p text:style-name="P63">Cras lectus ante, egestas quis blandit non, mattis quis metus. Viva- mus sapien dui, ornare nec massa eget, porttitor gravida <text:soft-page-break/>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P56">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56"/>
      <text:p text:style-name="P59">***</text:p>
      <text:p text:style-name="P63">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ext:soft-page-break/>tortor bibendum interdum. <text:s/>Aliquam posuere <text:s/>elit eget tellus eleifend, eget molestie nunc scelerisque. Cras ut commodo enim, eget semper magna. Fusce ut pretium augue. Lorem ipsum dolor sit amet, consectetur adipiscing elit. Mauris in scelerisque quam.</text:p>
      <text:p text:style-name="P56">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P56">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56">In a sapien tincidunt, ultrices magna ultrices, eleifend urna. <text:soft-page-break/>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56">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P56">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56">Maecenas pulvinar erat quis libero molestie, id consequat est tem- por. Nunc elementum orci ullamcorper <text:s/>convallis <text:soft-page-break/>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P56"><draw:custom-shape text:anchor-type="paragraph" draw:z-index="0" draw:name="Rectangle 3" draw:style-name="gr1" draw:text-style-name="P138"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text:soft-page-break/>dolor, eget varius risus sagittis eget. Mauris placerat convallis risus eget rhoncus. Duis ullamcorper orci orci, eu volutpat nunc porta non. Nunc eget adipiscing quam, eget vestibulum turpis. In aliquam ornare libero, in dignissim velit elementum eget.</text:p>
      <text:h text:style-name="P54" text:outline-level="1"/>
      <text:h text:style-name="P54" text:outline-level="1"/>
      <text:h text:style-name="P54" text:outline-level="1"><text:soft-page-break/></text:h>
      <text:h text:style-name="P54" text:outline-level="1"><text:bookmark-start text:name="__RefHeading___Toc3007_1865421729"/><text:bookmark-start text:name="_Toc428025524"/>5 <text:span text:style-name="T8">could be a subtitle</text:span><text:bookmark-end text:name="_Toc428025524"/> <text:bookmark-end text:name="__RefHeading___Toc3007_1865421729"/></text:h>
      <text:p text:style-name="Quote"/>
      <text:p text:style-name="P32"/>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text:span><text:soft-page-break/><text:span text:style-name="First_20_Paragraph_20_Char">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25">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text:soft-page-break/>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text:soft-page-break/>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text:soft-page-break/>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text:soft-page-break/>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text:soft-page-break/>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136"><text:bookmark-start text:name="_Toc428025526"/></text:p>
      <text:h text:style-name="P51" text:outline-level="1"><text:bookmark-start text:name="__RefHeading___Toc3009_1865421729"/>ABOUT THE AUTHOR<text:bookmark-end text:name="__RefHeading___Toc3009_1865421729"/><text:bookmark-end text:name="_Toc428025526"/></text:h>
      <text:p text:style-name="P12"/>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1"/>
      <text:p text:style-name="P16">www.website.com</text:p>
      <text:p text:style-name="P79"/>
      <text:h text:style-name="P53" text:outline-level="1"><text:bookmark-start text:name="_Toc428025525"/><text:bookmark-start text:name="__RefHeading___Toc3011_1865421729"/>Acknowledgments<text:bookmark-end text:name="_Toc428025525"/><text:bookmark-end text:name="__RefHeading___Toc3011_1865421729"/></text:h>
      <text:p text:style-name="P12"/>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2"/>
      <text:p text:style-name="P137"/>
      <text:p text:style-name="P62">Thanks for reading! Please add a short review on Amazon</text:p>
      <text:p text:style-name="P62">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4"/>
      <text:p text:style-name="P14"/>
      <text:p text:style-name="P14"/>
      <text:p text:style-name="P13"><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4"/>
      <text:p text:style-name="P14">Thanks and good luck!</text:p>
      <text:p text:style-name="P15">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3027208622"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195806598718433"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195805573252233"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195804635581868"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19580606830090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195805201840260" text:continue-numbering="true" text:style-name="WWNum18">
          <text:list-item>
            <text:p text:style-name="MP3"><text:span text:style-name="page_20_number"/></text:p>
          </text:list-item>
        </text:list>
        <text:p text:style-name="MP4"><text:page-number text:select-page="current">39</text:page-number></text:p>
      </style:footer>
      <style:footer-left>
        <text:p text:style-name="MP5"><text:tab/></text:p>
        <text:p text:style-name="MP6"><text:page-number text:select-page="current">40</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195806652648496" text:continue-numbering="true" text:style-name="WWNum18">
          <text:list-item>
            <text:p text:style-name="MP3"><text:span text:style-name="page_20_number"/></text:p>
          </text:list-item>
        </text:list>
        <text:p text:style-name="MP4"><text:page-number text:select-page="current">41</text:page-number></text:p>
      </style:footer>
      <style:footer-left>
        <text:p text:style-name="MP5"><text:tab/></text:p>
        <text:p text:style-name="MP6"><text:page-number text:select-page="current">36</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195806656224646" text:continue-numbering="true" text:style-name="WWNum18">
          <text:list-item>
            <text:p text:style-name="MP3"><text:span text:style-name="page_20_number"/></text:p>
          </text:list-item>
        </text:list>
        <text:p text:style-name="MP4"><text:page-number text:select-page="current">37</text:page-number></text:p>
      </style:footer>
      <style:footer-left>
        <text:p text:style-name="MP5"><text:tab/></text:p>
        <text:p text:style-name="MP6"><text:page-number text:select-page="current">4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195804593018225" text:continue-numbering="true" text:style-name="WWNum18">
          <text:list-item>
            <text:p text:style-name="MP3"><text:span text:style-name="page_20_number"/></text:p>
          </text:list-item>
        </text:list>
        <text:p text:style-name="MP4"><text:page-number text:select-page="current">43</text:page-number></text:p>
      </style:footer>
      <style:footer-left>
        <text:p text:style-name="MP5"><text:tab/></text:p>
        <text:p text:style-name="MP6"><text:page-number text:select-page="current">38</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33</meta:editing-cycles>
    <meta:print-date>2015-08-22T12:29:00</meta:print-date>
    <meta:creation-date>2015-08-21T19:05:00</meta:creation-date>
    <dc:date>2019-09-13T19:58:03.645836763</dc:date>
    <meta:editing-duration>PT5H40M3S</meta:editing-duration>
    <meta:generator>LibreOffice/6.0.7.3$Linux_X86_64 LibreOffice_project/00m0$Build-3</meta:generator>
    <meta:document-statistic meta:table-count="0" meta:image-count="15" meta:object-count="0" meta:page-count="48" meta:paragraph-count="255" meta:word-count="4773" meta:character-count="30067" meta:non-whitespace-character-count="25176"/>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